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ae0" officeooo:paragraph-rsid="0004fae0"/>
    </style:style>
    <style:style style:name="P2" style:family="paragraph" style:parent-style-name="Standard">
      <style:text-properties officeooo:rsid="0004fae0" officeooo:paragraph-rsid="00059d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 tor ready mockups then HTML then functionality will be implemented on these. Need tor ready mockups then HTML then functionality will be implemented on thes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3:27:54.292291849</meta:creation-date>
    <dc:date>2017-02-09T14:13:07.546306492</dc:date>
    <meta:editing-duration>PT1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6" meta:character-count="163" meta:non-whitespace-character-count="138"/>
  </office:meta>
</office:document-meta>
</file>